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cket Sniffing</text:p>
          </draw:text-box>
        </draw:frame>
        <draw:frame presentation:style-name="pr2" draw:layer="layout" svg:width="25.199cm" svg:height="14.488cm" svg:x="1.4cm" svg:y="3.76cm" presentation:class="subtitle" presentation:user-transformed="true">
          <draw:text-box>
            <text:p>Network Sniffing is when a host on a network is listening and looking inside all of the packets that are flying around on the local network. This can be very dangerous if a client is connecting to a server via a protocol like telnet where all of the password are sent in plain text and are not encrypted with RSA like its predesessor SSH <text:s/>is. This can be very dangerous because all of there users password and user name are sent openly for anyone to view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nial of servic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A denial of service attack is when a attacker will send loads and loads of requestes to a specific host in an attempt to stop it from running or working as it would normaly. Sometime this type of attack will not work on a webserver simply because the website your trying to take down has a faster internet connection than the attacker than so this is when attacker start to use bot nets. A bot net is when a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4:13:18.080852344</meta:creation-date>
    <dc:date>2016-11-02T15:12:20.128275544</dc:date>
    <meta:editing-duration>PT13M6S</meta:editing-duration>
    <meta:editing-cycles>1</meta:editing-cycles>
    <meta:document-statistic meta:object-count="29"/>
    <meta:generator>LibreOffice/4.3.3.2$Linux_ARM_EABI LibreOffice_project/430m0$Build-2</meta:generator>
  </office:meta>
</office:document-meta>
</file>